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8000" draw:opacity="20%" fo:min-height="0.385cm" draw:shadow-opacity="20%"/>
    </style:style>
    <style:style style:name="gr2" style:family="graphic" style:parent-style-name="standard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008000" draw:opacity="20%" fo:min-height="3.565cm" draw:shadow-opacity="20%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008000" draw:opacity="20%" fo:min-height="7.37cm" draw:shadow-opacity="20%"/>
    </style:style>
    <style:style style:name="gr6" style:family="graphic" style:parent-style-name="standard">
      <style:graphic-properties draw:stroke="none" svg:stroke-color="#000000" draw:fill="none" draw:fill-color="#008000" draw:opacity="20%" fo:min-height="0.154cm" draw:shadow-opacity="20%"/>
    </style:style>
    <style:style style:name="gr7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8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255cm" svg:height="0.64cm" svg:x="6.08cm" svg:y="3.54cm">
          <draw:text-box>
            <text:p text:style-name="P1"><text:span text:style-name="T1">class LSM6DS3Core</text:span></text:p>
          </draw:text-box>
        </draw:frame>
        <draw:line draw:style-name="gr2" draw:text-style-name="P1" draw:layer="layout" svg:x1="6.08cm" svg:y1="4.175cm" svg:x2="14.335cm" svg:y2="4.175cm">
          <text:p/>
        </draw:line>
        <draw:frame draw:style-name="gr3" draw:text-style-name="P4" draw:layer="layout" svg:width="8.255cm" svg:height="3.815cm" svg:x="6.08cm" svg:y="4.17cm">
          <draw:text-box>
            <text:p text:style-name="P3"><text:span text:style-name="T2">LSM6DS3Core( uint8_t, uint8_t );</text:span></text:p>
            <text:p text:style-name="P3"><text:span text:style-name="T2"/></text:p>
            <text:p text:style-name="P3"><text:span text:style-name="T2">void beginCore( void );</text:span></text:p>
            <text:p text:style-name="P3"><text:span text:style-name="T2">void readRegisterRegion(uint8_t*, uint8_t, uint8_t );</text:span></text:p>
            <text:p text:style-name="P3"><text:span text:style-name="T2">uint8_t readRegister(uint8_t);</text:span></text:p>
            <text:p text:style-name="P3"><text:span text:style-name="T2">int16_t readRegisterInt16( uint8_t offset );</text:span></text:p>
            <text:p text:style-name="P3"><text:span text:style-name="T2">void writeRegister(uint8_t, uint8_t);</text:span></text:p>
            <text:p text:style-name="P3"><text:span text:style-name="T2">void embeddedPage( void );</text:span></text:p>
            <text:p text:style-name="P3"><text:span text:style-name="T2">void basePage( void );</text:span></text:p>
            <text:p text:style-name="P3"><text:span text:style-name="T1"/></text:p>
          </draw:text-box>
        </draw:frame>
        <draw:rect draw:style-name="gr4" draw:text-style-name="P1" draw:layer="layout" svg:width="8.255cm" svg:height="4.445cm" svg:x="6.08cm" svg:y="3.54cm">
          <text:p/>
        </draw:rect>
        <draw:frame draw:style-name="gr1" draw:text-style-name="P2" draw:layer="layout" svg:width="9.525cm" svg:height="0.64cm" svg:x="5.445cm" svg:y="2.265cm">
          <draw:text-box>
            <text:p text:style-name="P1"><text:span text:style-name="T1">class LSM6DS3 : public LSM6DS3Core</text:span></text:p>
          </draw:text-box>
        </draw:frame>
        <draw:line draw:style-name="gr2" draw:text-style-name="P1" draw:layer="layout" svg:x1="5.445cm" svg:y1="2.905cm" svg:x2="14.97cm" svg:y2="2.905cm">
          <text:p/>
        </draw:line>
        <draw:frame draw:style-name="gr5" draw:text-style-name="P4" draw:layer="layout" svg:width="8.255cm" svg:height="7.62cm" svg:x="6.08cm" svg:y="8.62cm">
          <draw:text-box>
            <text:p text:style-name="P3"><text:span text:style-name="T2">uint8_t begin(void);</text:span></text:p>
            <text:p text:style-name="P3"><text:span text:style-name="T2"/></text:p>
            <text:p text:style-name="P3"><text:span text:style-name="T2">int16_t readRawAccelX( void );</text:span></text:p>
            <text:p text:style-name="P3"><text:span text:style-name="T2">int16_t readRawAccelY( void );</text:span></text:p>
            <text:p text:style-name="P3"><text:span text:style-name="T2">int16_t readRawAccelZ( void );</text:span></text:p>
            <text:p text:style-name="P3"><text:span text:style-name="T2">int16_t readRawGyroX( void );</text:span></text:p>
            <text:p text:style-name="P3"><text:span text:style-name="T2">int16_t readRawGyroY( void );</text:span></text:p>
            <text:p text:style-name="P3"><text:span text:style-name="T2">int16_t readRawGyroZ( void );</text:span></text:p>
            <text:p text:style-name="P3"><text:span text:style-name="T2"/></text:p>
            <text:p text:style-name="P3"><text:span text:style-name="T2">float readFloatAccelX( void );</text:span></text:p>
            <text:p text:style-name="P3"><text:span text:style-name="T2">float readFloatAccelY( void );</text:span></text:p>
            <text:p text:style-name="P3"><text:span text:style-name="T2">float readFloatAccelZ( void );</text:span></text:p>
            <text:p text:style-name="P3"><text:span text:style-name="T2">float readFloatGyroX( void );</text:span></text:p>
            <text:p text:style-name="P3"><text:span text:style-name="T2">float readFloatGyroY( void );</text:span></text:p>
            <text:p text:style-name="P3"><text:span text:style-name="T2">float readFloatGyroZ( void );</text:span></text:p>
            <text:p text:style-name="P3"><text:span text:style-name="T2"/></text:p>
            <text:p text:style-name="P3"><text:span text:style-name="T2">int16_t readRawTemp( void );</text:span></text:p>
            <text:p text:style-name="P3"><text:span text:style-name="T2">float readTempC( void );</text:span></text:p>
            <text:p text:style-name="P3"><text:span text:style-name="T2">float readTempF( void );</text:span></text:p>
            <text:p text:style-name="P3"><text:span text:style-name="T2"/></text:p>
            <text:p text:style-name="P3"><text:span text:style-name="T2">float calcGyro( int16_t );</text:span></text:p>
            <text:p text:style-name="P3"><text:span text:style-name="T2">float calcAccel( int16_t );</text:span></text:p>
          </draw:text-box>
        </draw:frame>
        <draw:rect draw:style-name="gr4" draw:text-style-name="P1" draw:layer="layout" svg:width="9.525cm" svg:height="14.605cm" svg:x="5.445cm" svg:y="2.27cm">
          <text:p/>
        </draw:rect>
        <draw:frame draw:style-name="gr6" draw:text-style-name="P2" draw:layer="layout" svg:width="9.525cm" svg:height="0.64cm" svg:x="5.445cm" svg:y="2.905cm">
          <draw:text-box>
            <text:p text:style-name="P1"><text:span text:style-name="T3">(extends: <text:s/>)</text:span></text:p>
          </draw:text-box>
        </draw:frame>
      </draw:page>
      <draw:page draw:name="page2" draw:style-name="dp1" draw:master-page-name="Default">
        <draw:frame draw:style-name="gr1" draw:text-style-name="P2" draw:layer="layout" svg:width="8.255cm" svg:height="0.64cm" svg:x="6.081cm" svg:y="3.54cm">
          <draw:text-box>
            <text:p text:style-name="P1"><text:span text:style-name="T1">class LSM6DS3Core</text:span></text:p>
          </draw:text-box>
        </draw:frame>
        <draw:line draw:style-name="gr2" draw:text-style-name="P1" draw:layer="layout" svg:x1="6.081cm" svg:y1="4.175cm" svg:x2="14.336cm" svg:y2="4.175cm">
          <text:p/>
        </draw:line>
        <draw:frame draw:style-name="gr3" draw:text-style-name="P4" draw:layer="layout" svg:width="8.255cm" svg:height="3.815cm" svg:x="6.081cm" svg:y="4.17cm">
          <draw:text-box>
            <text:p text:style-name="P3"><text:span text:style-name="T2">LSM6DS3Core( uint8_t, uint8_t );</text:span></text:p>
            <text:p text:style-name="P3"><text:span text:style-name="T2"/></text:p>
            <text:p text:style-name="P3"><text:span text:style-name="T2">status_t beginCore( void );</text:span></text:p>
            <text:p text:style-name="P3"><text:span text:style-name="T2">status_t readRegisterRegion(uint8_t*, uint8_t, uint8_t );</text:span></text:p>
            <text:p text:style-name="P3"><text:span text:style-name="T2">status_t readRegister(uint8_t*, uint8_t);</text:span></text:p>
            <text:p text:style-name="P3"><text:span text:style-name="T2">status_t readRegisterInt16(uint16_t*, uint8_t offset );</text:span></text:p>
            <text:p text:style-name="P3"><text:span text:style-name="T2">status_t writeRegister(uint8_t, uint8_t);</text:span></text:p>
            <text:p text:style-name="P3"><text:span text:style-name="T2">status_t embeddedPage( void );</text:span></text:p>
            <text:p text:style-name="P3"><text:span text:style-name="T2">status_t basePage( void );</text:span></text:p>
            <text:p text:style-name="P3"><text:span text:style-name="T1"/></text:p>
          </draw:text-box>
        </draw:frame>
        <draw:rect draw:style-name="gr4" draw:text-style-name="P1" draw:layer="layout" svg:width="8.255cm" svg:height="4.445cm" svg:x="6.081cm" svg:y="3.54cm">
          <text:p/>
        </draw:rect>
        <draw:frame draw:style-name="gr1" draw:text-style-name="P2" draw:layer="layout" svg:width="9.525cm" svg:height="0.64cm" svg:x="5.446cm" svg:y="2.265cm">
          <draw:text-box>
            <text:p text:style-name="P1"><text:span text:style-name="T1">class LSM6DS3 : public LSM6DS3Core</text:span></text:p>
          </draw:text-box>
        </draw:frame>
        <draw:line draw:style-name="gr2" draw:text-style-name="P1" draw:layer="layout" svg:x1="5.446cm" svg:y1="2.905cm" svg:x2="14.971cm" svg:y2="2.905cm">
          <text:p/>
        </draw:line>
        <draw:frame draw:style-name="gr5" draw:text-style-name="P4" draw:layer="layout" svg:width="8.255cm" svg:height="7.62cm" svg:x="6.081cm" svg:y="8.62cm">
          <draw:text-box>
            <text:p text:style-name="P3"><text:span text:style-name="T2">status_t begin(void);</text:span></text:p>
            <text:p text:style-name="P3"><text:span text:style-name="T2"/></text:p>
            <text:p text:style-name="P3"><text:span text:style-name="T2">int16_t readRawAccelX( void );</text:span></text:p>
            <text:p text:style-name="P3"><text:span text:style-name="T2">int16_t readRawAccelY( void );</text:span></text:p>
            <text:p text:style-name="P3"><text:span text:style-name="T2">int16_t readRawAccelZ( void );</text:span></text:p>
            <text:p text:style-name="P3"><text:span text:style-name="T2">int16_t readRawGyroX( void );</text:span></text:p>
            <text:p text:style-name="P3"><text:span text:style-name="T2">int16_t readRawGyroY( void );</text:span></text:p>
            <text:p text:style-name="P3"><text:span text:style-name="T2">int16_t readRawGyroZ( void );</text:span></text:p>
            <text:p text:style-name="P3"><text:span text:style-name="T2"/></text:p>
            <text:p text:style-name="P3"><text:span text:style-name="T2">float readFloatAccelX( void );</text:span></text:p>
            <text:p text:style-name="P3"><text:span text:style-name="T2">float readFloatAccelY( void );</text:span></text:p>
            <text:p text:style-name="P3"><text:span text:style-name="T2">float readFloatAccelZ( void );</text:span></text:p>
            <text:p text:style-name="P3"><text:span text:style-name="T2">float readFloatGyroX( void );</text:span></text:p>
            <text:p text:style-name="P3"><text:span text:style-name="T2">float readFloatGyroY( void );</text:span></text:p>
            <text:p text:style-name="P3"><text:span text:style-name="T2">float readFloatGyroZ( void );</text:span></text:p>
            <text:p text:style-name="P3"><text:span text:style-name="T2"/></text:p>
            <text:p text:style-name="P3"><text:span text:style-name="T2">int16_t readRawTemp( void );</text:span></text:p>
            <text:p text:style-name="P3"><text:span text:style-name="T2">float readTempC( void );</text:span></text:p>
            <text:p text:style-name="P3"><text:span text:style-name="T2">float readTempF( void );</text:span></text:p>
            <text:p text:style-name="P3"><text:span text:style-name="T2"/></text:p>
            <text:p text:style-name="P3"><text:span text:style-name="T2">float calcGyro( int16_t );</text:span></text:p>
            <text:p text:style-name="P3"><text:span text:style-name="T2">float calcAccel( int16_t );</text:span></text:p>
          </draw:text-box>
        </draw:frame>
        <draw:rect draw:style-name="gr4" draw:text-style-name="P1" draw:layer="layout" svg:width="9.525cm" svg:height="14.605cm" svg:x="5.446cm" svg:y="2.27cm">
          <text:p/>
        </draw:rect>
        <draw:frame draw:style-name="gr6" draw:text-style-name="P2" draw:layer="layout" svg:width="9.525cm" svg:height="0.64cm" svg:x="5.446cm" svg:y="2.905cm">
          <draw:text-box>
            <text:p text:style-name="P1"><text:span text:style-name="T3">(extends: <text:s/>)</text:span></text:p>
          </draw:text-box>
        </draw:frame>
        <draw:frame draw:style-name="gr7" draw:text-style-name="P5" draw:layer="layout" svg:width="15.183cm" svg:height="0.769cm" svg:x="1.23cm" svg:y="1.173cm">
          <draw:text-box>
            <text:p text:style-name="P5"><text:span text:style-name="T4">Adding in error chec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3M54S</meta:editing-duration>
    <meta:editing-cycles>6</meta:editing-cycles>
    <meta:generator>OpenOffice.org/3.3$Win32 OpenOffice.org_project/330m20$Build-9567</meta:generator>
    <dc:date>2015-06-08T13:42:54.60</dc:date>
    <dc:creator>Marshall Taylor</dc:creator>
    <meta:printed-by>Marshall Taylor</meta:printed-by>
    <meta:print-date>2015-06-08T13:42:50.19</meta:print-date>
    <meta:document-statistic meta:object-count="19"/>
  </office:meta>
</office:document-meta>
</file>